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abc1" officeooo:paragraph-rsid="0005abc1"/>
    </style:style>
    <style:style style:name="P2" style:family="paragraph" style:parent-style-name="Standard">
      <style:text-properties officeooo:rsid="0005abc1" officeooo:paragraph-rsid="00203ff5"/>
    </style:style>
    <style:style style:name="P3" style:family="paragraph" style:parent-style-name="Standard">
      <style:text-properties officeooo:rsid="0005abc1" officeooo:paragraph-rsid="0020da7a"/>
    </style:style>
    <style:style style:name="P4" style:family="paragraph" style:parent-style-name="Standard">
      <style:text-properties fo:font-style="italic" fo:font-weight="bold" officeooo:rsid="0005abc1" officeooo:paragraph-rsid="00094bc4" style:font-style-asian="italic" style:font-weight-asian="bold" style:font-style-complex="italic" style:font-weight-complex="bold"/>
    </style:style>
    <style:style style:name="P5" style:family="paragraph" style:parent-style-name="Standard">
      <style:text-properties fo:font-style="italic" fo:font-weight="bold" officeooo:rsid="0005abc1" officeooo:paragraph-rsid="000a1223" style:font-style-asian="italic" style:font-weight-asian="bold" style:font-style-complex="italic" style:font-weight-complex="bold"/>
    </style:style>
    <style:style style:name="P6" style:family="paragraph" style:parent-style-name="Standard">
      <style:text-properties fo:font-style="italic" fo:font-weight="bold" officeooo:rsid="0005abc1" officeooo:paragraph-rsid="00203ff5" style:font-style-asian="italic" style:font-weight-asian="bold" style:font-style-complex="italic" style:font-weight-complex="bold"/>
    </style:style>
    <style:style style:name="P7" style:family="paragraph" style:parent-style-name="Standard">
      <style:text-properties fo:font-style="italic" fo:font-weight="bold" officeooo:rsid="0005abc1" officeooo:paragraph-rsid="0020da7a" style:font-style-asian="italic" style:font-weight-asian="bold" style:font-style-complex="italic" style:font-weight-complex="bold"/>
    </style:style>
    <style:style style:name="P8" style:family="paragraph" style:parent-style-name="Standard">
      <style:text-properties fo:font-style="italic" fo:font-weight="bold" officeooo:rsid="001520b4" officeooo:paragraph-rsid="001520b4" style:font-style-asian="italic" style:font-weight-asian="bold" style:font-style-complex="italic" style:font-weight-complex="bold"/>
    </style:style>
    <style:style style:name="P9" style:family="paragraph" style:parent-style-name="Standard">
      <style:text-properties fo:font-style="italic" fo:font-weight="bold" officeooo:rsid="0020da7a" officeooo:paragraph-rsid="0020da7a" style:font-style-asian="italic" style:font-weight-asian="bold" style:font-style-complex="italic" style:font-weight-complex="bold"/>
    </style:style>
    <style:style style:name="P10" style:family="paragraph" style:parent-style-name="Standard">
      <style:text-properties officeooo:rsid="000a99c3" officeooo:paragraph-rsid="000a99c3"/>
    </style:style>
    <style:style style:name="P11" style:family="paragraph" style:parent-style-name="Standard">
      <style:text-properties officeooo:rsid="000a99c3" officeooo:paragraph-rsid="000c969e"/>
    </style:style>
    <style:style style:name="P12" style:family="paragraph" style:parent-style-name="Standard">
      <style:text-properties officeooo:rsid="000c24cb" officeooo:paragraph-rsid="000c24cb"/>
    </style:style>
    <style:style style:name="P13" style:family="paragraph" style:parent-style-name="Standard">
      <style:text-properties officeooo:rsid="000c969e" officeooo:paragraph-rsid="000c969e"/>
    </style:style>
    <style:style style:name="P14" style:family="paragraph" style:parent-style-name="Standard">
      <style:text-properties officeooo:paragraph-rsid="000c969e"/>
    </style:style>
    <style:style style:name="P15" style:family="paragraph" style:parent-style-name="Standard">
      <style:text-properties officeooo:rsid="00118e22" officeooo:paragraph-rsid="00118e22"/>
    </style:style>
    <style:style style:name="P16" style:family="paragraph" style:parent-style-name="Standard">
      <style:text-properties officeooo:paragraph-rsid="00118e22"/>
    </style:style>
    <style:style style:name="P17" style:family="paragraph" style:parent-style-name="Standard">
      <style:text-properties officeooo:paragraph-rsid="00120f6d"/>
    </style:style>
    <style:style style:name="P18" style:family="paragraph" style:parent-style-name="Standard">
      <style:text-properties officeooo:paragraph-rsid="000a99c3"/>
    </style:style>
    <style:style style:name="P19" style:family="paragraph" style:parent-style-name="Standard">
      <style:text-properties officeooo:rsid="00120f6d" officeooo:paragraph-rsid="00120f6d"/>
    </style:style>
    <style:style style:name="P20" style:family="paragraph" style:parent-style-name="Standard">
      <style:text-properties fo:font-style="normal" fo:font-weight="normal" officeooo:rsid="0015e6ed" officeooo:paragraph-rsid="0015e6ed" style:font-style-asian="normal" style:font-weight-asian="normal" style:font-style-complex="normal" style:font-weight-complex="normal"/>
    </style:style>
    <style:style style:name="P21" style:family="paragraph" style:parent-style-name="Standard">
      <style:text-properties fo:font-style="normal" fo:font-weight="normal" officeooo:rsid="00203ff5" officeooo:paragraph-rsid="00203ff5" style:font-style-asian="normal" style:font-weight-asian="normal" style:font-style-complex="normal" style:font-weight-complex="normal"/>
    </style:style>
    <style:style style:name="P22" style:family="paragraph" style:parent-style-name="Standard">
      <style:text-properties fo:font-style="normal" fo:font-weight="normal" officeooo:rsid="0020da7a" officeooo:paragraph-rsid="0020da7a" style:font-style-asian="normal" style:font-weight-asian="normal" style:font-style-complex="normal" style:font-weight-complex="normal"/>
    </style:style>
    <style:style style:name="P23" style:family="paragraph" style:parent-style-name="Standard">
      <style:text-properties fo:font-style="normal" fo:font-weight="normal" officeooo:rsid="0023af11" officeooo:paragraph-rsid="0023af11" style:font-style-asian="normal" style:font-weight-asian="normal" style:font-style-complex="normal" style:font-weight-complex="normal"/>
    </style:style>
    <style:style style:name="P24" style:family="paragraph" style:parent-style-name="Standard">
      <style:text-properties officeooo:rsid="00171798" officeooo:paragraph-rsid="00171798"/>
    </style:style>
    <style:style style:name="P25" style:family="paragraph" style:parent-style-name="Standard">
      <style:text-properties officeooo:rsid="001e0726" officeooo:paragraph-rsid="001e0726"/>
    </style:style>
    <style:style style:name="P26" style:family="paragraph" style:parent-style-name="Standard">
      <style:text-properties officeooo:rsid="001f3795" officeooo:paragraph-rsid="001f3795"/>
    </style:style>
    <style:style style:name="P27" style:family="paragraph" style:parent-style-name="Standard">
      <style:text-properties officeooo:rsid="0015086d" officeooo:paragraph-rsid="000e36cb"/>
    </style:style>
    <style:style style:name="P28" style:family="paragraph" style:parent-style-name="Standard">
      <style:text-properties officeooo:rsid="002226e5" officeooo:paragraph-rsid="002226e5"/>
    </style:style>
    <style:style style:name="P29" style:family="paragraph" style:parent-style-name="Standard">
      <style:text-properties fo:font-style="normal" fo:font-weight="normal" officeooo:rsid="0015e6ed" officeooo:paragraph-rsid="0015e6ed" style:font-style-asian="normal" style:font-weight-asian="normal" style:font-style-complex="normal" style:font-weight-complex="normal"/>
    </style:style>
    <style:style style:name="P30" style:family="paragraph" style:parent-style-name="Standard">
      <style:text-properties fo:font-style="normal" fo:font-weight="normal" officeooo:rsid="00248342" officeooo:paragraph-rsid="0015e6ed" style:font-style-asian="normal" style:font-weight-asian="normal" style:font-style-complex="normal" style:font-weight-complex="normal"/>
    </style:style>
    <style:style style:name="P31" style:family="paragraph" style:parent-style-name="Standard">
      <style:text-properties fo:font-style="normal" fo:font-weight="normal" officeooo:rsid="00248342" officeooo:paragraph-rsid="00248342" style:font-style-asian="normal" style:font-weight-asian="normal" style:font-style-complex="normal" style:font-weight-complex="normal"/>
    </style:style>
    <style:style style:name="P32" style:family="paragraph" style:parent-style-name="Standard">
      <style:text-properties fo:font-style="normal" fo:font-weight="normal" officeooo:rsid="00203ff5" officeooo:paragraph-rsid="00203ff5" style:font-style-asian="normal" style:font-weight-asian="normal" style:font-style-complex="normal" style:font-weight-complex="normal"/>
    </style:style>
    <style:style style:name="P33" style:family="paragraph" style:parent-style-name="Standard">
      <style:text-properties fo:font-style="normal" fo:font-weight="normal" officeooo:rsid="0025fc78" officeooo:paragraph-rsid="0025fc78" style:font-style-asian="normal" style:font-weight-asian="normal" style:font-style-complex="normal" style:font-weight-complex="normal"/>
    </style:style>
    <style:style style:name="P34" style:family="paragraph" style:parent-style-name="Standard">
      <style:text-properties fo:font-style="normal" fo:font-weight="normal" officeooo:rsid="00294779" officeooo:paragraph-rsid="0015e6ed" style:font-style-asian="normal" style:font-weight-asian="normal" style:font-style-complex="normal" style:font-weight-complex="normal"/>
    </style:style>
    <style:style style:name="P35" style:family="paragraph" style:parent-style-name="Standard">
      <style:text-properties fo:font-style="normal" fo:font-weight="normal" officeooo:rsid="002b0f31" officeooo:paragraph-rsid="002b0f31" style:font-style-asian="normal" style:font-weight-asian="normal" style:font-style-complex="normal" style:font-weight-complex="normal"/>
    </style:style>
    <style:style style:name="P36" style:family="paragraph" style:parent-style-name="Standard">
      <style:text-properties fo:font-style="italic" fo:font-weight="bold" officeooo:rsid="0005abc1" officeooo:paragraph-rsid="000a1223" style:font-style-asian="italic" style:font-weight-asian="bold" style:font-style-complex="italic" style:font-weight-complex="bold"/>
    </style:style>
    <style:style style:name="T1" style:family="text">
      <style:text-properties officeooo:rsid="0007acf3"/>
    </style:style>
    <style:style style:name="T2" style:family="text">
      <style:text-properties officeooo:rsid="000a1223"/>
    </style:style>
    <style:style style:name="T3" style:family="text">
      <style:text-properties officeooo:rsid="000c24cb"/>
    </style:style>
    <style:style style:name="T4" style:family="text">
      <style:text-properties officeooo:rsid="000e29ee"/>
    </style:style>
    <style:style style:name="T5" style:family="text">
      <style:text-properties officeooo:rsid="00113ba9"/>
    </style:style>
    <style:style style:name="T6" style:family="text">
      <style:text-properties officeooo:rsid="00118e22"/>
    </style:style>
    <style:style style:name="T7" style:family="text">
      <style:text-properties officeooo:rsid="000a99c3"/>
    </style:style>
    <style:style style:name="T8" style:family="text">
      <style:text-properties officeooo:rsid="00120f6d"/>
    </style:style>
    <style:style style:name="T9" style:family="text">
      <style:text-properties officeooo:rsid="001520b4"/>
    </style:style>
    <style:style style:name="T10" style:family="text">
      <style:text-properties officeooo:rsid="00171798"/>
    </style:style>
    <style:style style:name="T11" style:family="text">
      <style:text-properties officeooo:rsid="0018ca53"/>
    </style:style>
    <style:style style:name="T12" style:family="text">
      <style:text-properties officeooo:rsid="001bd08c"/>
    </style:style>
    <style:style style:name="T13" style:family="text">
      <style:text-properties officeooo:rsid="001caa17"/>
    </style:style>
    <style:style style:name="T14" style:family="text">
      <style:text-properties officeooo:rsid="001de419"/>
    </style:style>
    <style:style style:name="T15" style:family="text">
      <style:text-properties officeooo:rsid="001f3795"/>
    </style:style>
    <style:style style:name="T16" style:family="text">
      <style:text-properties officeooo:rsid="002226e5"/>
    </style:style>
    <style:style style:name="T17" style:family="text">
      <style:text-properties officeooo:rsid="0023af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What this report is for</text:p>
      <text:p text:style-name="P1"/>
      <text:p text:style-name="P1"/>
      <text:p text:style-name="P1"/>
      <text:p text:style-name="P1">Project scope:</text:p>
      <text:p text:style-name="P1"/>
      <text:p text:style-name="P1">what are the aims for the project</text:p>
      <text:p text:style-name="P1"/>
      <text:p text:style-name="P1"/>
      <text:p text:style-name="P1"/>
      <text:p text:style-name="P1">Technologys :</text:p>
      <text:p text:style-name="P1"/>
      <text:p text:style-name="P1"/>
      <text:p text:style-name="P1">the technichs that I am using</text:p>
      <text:p text:style-name="P1"/>
      <text:p text:style-name="P1"/>
      <text:p text:style-name="P1"/>
      <text:p text:style-name="P1">Work achieve:</text:p>
      <text:p text:style-name="P1"/>
      <text:p text:style-name="P1">what I did</text:p>
      <text:p text:style-name="P1"/>
      <text:p text:style-name="P1"/>
      <text:p text:style-name="P1"/>
      <text:p text:style-name="P1">Challenges:</text:p>
      <text:p text:style-name="P1"/>
      <text:p text:style-name="P1">Difficults that I experienced</text:p>
      <text:p text:style-name="P1"/>
      <text:p text:style-name="P1"/>
      <text:p text:style-name="P1">Personal reflexion:</text:p>
      <text:p text:style-name="P1"/>
      <text:p text:style-name="P1">what was good on this project</text:p>
      <text:p text:style-name="P1">what I learrned</text:p>
      <text:p text:style-name="P1"/>
      <text:p text:style-name="P1">conclusion:</text:p>
      <text:p text:style-name="P1"/>
      <text:p text:style-name="P1">summaryze <text:s/>everyth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text:span text:style-name="T9">Introduction:</text:span></text:p>
      <text:p text:style-name="P8">what this report is for</text:p>
      <text:p text:style-name="P8"/>
      <text:p text:style-name="P8"/>
      <text:p text:style-name="P20">This report <text:span text:style-name="T10">will explain how was the summer project. It will say what were the aims, what technologies were used on the project, what the student did, what were the difficulties and what was good about this project.</text:span></text:p>
      <text:p text:style-name="P34"/>
      <text:p text:style-name="P35">On this paper, it will show the progress of the project and the activities that the student did.</text:p>
      <text:p text:style-name="P30"/>
      <text:p text:style-name="P20"><text:s/></text:p>
      <text:p text:style-name="P20"/>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
      <text:p text:style-name="P1"/>
      <text:p text:style-name="P1"><text:tab/><text:span text:style-name="T1">Project Scope:</text:span></text:p>
      <text:p text:style-name="P4">what are the aims for the project</text:p>
      <text:p text:style-name="P1"/>
      <text:p text:style-name="P24">The aims of the project is to do an empirical analysis on a data, using knowledge of data mining and <text:span text:style-name="T16">approximate</text:span> data structure.</text:p>
      <text:p text:style-name="P24"/>
      <text:p text:style-name="P24">A brief summary would be that on this project the student will analyse the data and find some relationship between them, <text:span text:style-name="T11">then keep the most relevant data.</text:span></text:p>
      <text:p text:style-name="P28">The project will test to run the code without a certain value and produce a graph showing the percentage of chances that the code will run without problems, with this graph we could observe what is the best value to erase if we had any kind of memory problem.</text:p>
      <text:p text:style-name="P28"/>
      <text:p text:style-name="P28">For doing this kind of tests we will need to use many technologies, the most important are <text:s/>AspectJ and Weka.</text:p>
      <text:p text:style-name="P28"/>
      <text:p text:style-name="P28">The main aim for the project is for the student <text:span text:style-name="T17">learn how to use aome important tools and with that be able to help with his future studies.</text:span></text:p>
      <text:p text:style-name="P1"/>
      <text:p text:style-name="P2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ext:tab/><text:span text:style-name="T2">Technologys:</text:span></text:p>
      <text:p text:style-name="P5">the technichs that I am using</text:p>
      <text:p text:style-name="P5"/>
      <text:p text:style-name="P13"><text:tab/><text:span text:style-name="T4">The technichs used to do this project were github, bitbucket, eclipse, Weka, Aspectj, load time weaving, dacapo benchmarks, logfile tinylogging, design pattern.</text:span></text:p>
      <text:p text:style-name="P13"/>
      <text:p text:style-name="P15"/>
      <text:p text:style-name="P16"><text:span text:style-name="T5">Github: It </text:span>is a web-based Git<text:span text:style-name="T6"> </text:span><text:s/>repository hosting servic<text:span text:style-name="T6">e where you can share your code with others.</text:span></text:p>
      <text:p text:style-name="P15"><text:s/><text:tab/>It was used to share the code with the professor responsible for this project.</text:p>
      <text:p text:style-name="P11"/>
      <text:p text:style-name="P17"><text:span text:style-name="T8">Bitbucket: It </text:span>is a <text:span text:style-name="T8">web-base hosting service</text:span> for projects that use either the <text:span text:style-name="T8">Mercurial</text:span> (since launch) or <text:span text:style-name="T8">Git</text:span> (since October 2011) <text:span text:style-name="T8">revision control</text:span> systems, <text:span text:style-name="T8">very similar to Github. </text:span></text:p>
      <text:p text:style-name="P17"><text:tab/><text:span text:style-name="T8">It was used to have access to previous data offer by the professor.</text:span><text:tab/> </text:p>
      <text:p text:style-name="P1"/>
      <text:p text:style-name="P14"><text:span text:style-name="T8">Eclipse: It</text:span> is an <text:span text:style-name="T8">integrated development environment</text:span> (IDE). It contains a base <text:span text:style-name="T8">workspace</text:span> and an extensible <text:span text:style-name="T8">plug-in</text:span> system for customizing the environment. </text:p>
      <text:p text:style-name="P14"><text:tab/><text:span text:style-name="T8">It was used to develop the java application for analyse the data.</text:span></text:p>
      <text:p text:style-name="P1"/>
      <text:p text:style-name="P18"><text:span text:style-name="T7">Weka: Weka</text:span>(Waikato Environment for Knowledge Analysis) is a popular suite of <text:span text:style-name="T8">machine learning </text:span>software written in <text:span text:style-name="T8">Java</text:span>, developed at the <text:span text:style-name="T8">University of Waikato</text:span>, <text:span text:style-name="T8">New Zealand</text:span>. Weka is <text:span text:style-name="T8">free software</text:span> available under the <text:span text:style-name="T8">GNU General Public License</text:span>.</text:p>
      <text:p text:style-name="P10"/>
      <text:p text:style-name="P10">Aspectj<text:span text:style-name="T3">: AspectJ is an aspect oriented programming extension for the Java programming language.</text:span></text:p>
      <text:p text:style-name="P10"><text:tab/><text:span text:style-name="T12">It was used to improve the modularity of the code.</text:span></text:p>
      <text:p text:style-name="P10"/>
      <text:p text:style-name="P10"/>
      <text:p text:style-name="P10"><text:span text:style-name="T13">Load </text:span>time weaving: <text:span text:style-name="T14">Load time weaving is a weaving process used when it is run aspectj.</text:span></text:p>
      <text:p text:style-name="P10"><text:tab/><text:span text:style-name="T14">It was used to make the less effort when the code is run.</text:span></text:p>
      <text:p text:style-name="P10"/>
      <text:p text:style-name="P10"/>
      <text:p text:style-name="P25">Tinylog: Tinylog is a minimalist logger for Java.</text:p>
      <text:p text:style-name="P25"><text:tab/>It was used <text:span text:style-name="T15">because it is a good lightweight alternative to be used instead of the classical logging frameworks.</text:span></text:p>
      <text:p text:style-name="P25"/>
      <text:p text:style-name="P26">Singleton pattern: Singleton pattern is a design pattern that restricts the instantiation of a class to one object. </text:p>
      <text:p text:style-name="P26"><text:tab/>It was used to make the code operate more efficiently.</text:p>
      <text:p text:style-name="P25"/>
      <text:p text:style-name="P25">Dacapo benchmarks: </text:p>
      <text:p text:style-name="P10"/>
      <text:p text:style-name="P19">R?</text:p>
      <text:p text:style-name="P12"/>
      <text:p text:style-name="P12"/>
      <text:p text:style-name="P12"/>
      <text:p text:style-name="P12"/>
      <text:p text:style-name="P12"/>
      <text:p text:style-name="P12"/>
      <text:p text:style-name="P12"/>
      <text:p text:style-name="P12"/>
      <text:p text:style-name="P12"><text:soft-page-break/></text:p>
      <text:p text:style-name="P12"/>
      <text:p text:style-name="P2">Work achieve:</text:p>
      <text:p text:style-name="P2"/>
      <text:p text:style-name="P6">what I did</text:p>
      <text:p text:style-name="P6"/>
      <text:p text:style-name="P21">I studied how to use each of the technologies used on this project, because most of them I did not have any previously knowledge about how to use it.</text:p>
      <text:p text:style-name="P21"/>
      <text:p text:style-name="P31">Since the beginning of the summer project I visited the university everyday to work on this project, having a meeting every thursday to discuss what I have done during the week. <text:s/>I wrote a diary saying what I did on a day.</text:p>
      <text:p text:style-name="P31"/>
      <text:p text:style-name="P31"/>
      <text:p text:style-name="P31"/>
      <text:p text:style-name="P3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Challenges:</text:p>
      <text:p text:style-name="P2"/>
      <text:p text:style-name="P6">Difficult that I experienced</text:p>
      <text:p text:style-name="P6"/>
      <text:p text:style-name="P33">One of the most difficult experience was to get accustomed with linux, before I always used windows. </text:p>
      <text:p text:style-name="P33"/>
      <text:p text:style-name="P33">Sometimes I got stuck in some parts of the project, like when I did not know how a code worked or the I did not know how a program worked.</text:p>
      <text:p text:style-name="P33"/>
      <text:p text:style-name="P3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Personal reflexion:</text:p>
      <text:p text:style-name="P2"/>
      <text:p text:style-name="P6">what was good on this project</text:p>
      <text:p text:style-name="P6">what I learrned</text:p>
      <text:p text:style-name="P21"/>
      <text:p text:style-name="P23">It was good on this project the fact that I learned how to use some important tools, like github.</text:p>
      <text:p text:style-name="P23">At first, it was really exciting to learn and to be able to understand some new stuffs, but it is also easy to get stuck with something, because there were many things news that I have not seen before, like aspectj.</text:p>
      <text:p text:style-name="P23"/>
      <text:p text:style-name="P23">I learned that it is very important to get some help when you are stuck for at least one hour on the project, because if you continue to try to solve this problem alone you are going to waste a lot of time.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conclusion:</text:p>
      <text:p text:style-name="P7"/>
      <text:p text:style-name="P7">summaryze <text:s/>everything</text:p>
      <text:p text:style-name="P9"/>
      <text:p text:style-name="P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5:19:14.446939476</meta:creation-date>
    <dc:date>2015-08-04T15:20:37.395000000</dc:date>
    <meta:editing-duration>PT4H39M44S</meta:editing-duration>
    <meta:editing-cycles>21</meta:editing-cycles>
    <meta:generator>LibreOffice/4.2.4.2$Windows_x86 LibreOffice_project/63150712c6d317d27ce2db16eb94c2f3d7b699f8</meta:generator>
    <meta:document-statistic meta:table-count="0" meta:image-count="0" meta:object-count="0" meta:page-count="8" meta:paragraph-count="63" meta:word-count="791" meta:character-count="4496" meta:non-whitespace-character-count="3741"/>
  </office:meta>
</office:document-meta>
</file>